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text-properties fo:color="#ff0000" loext:opacity="100%"/>
    </style:style>
    <style:style style:name="P5" style:family="paragraph">
      <loext:graphic-properties draw:fill="none" draw:fill-color="#ffffff"/>
      <style:text-properties fo:color="#ff0000" loext:opacity="100%" style:text-underline-style="solid" style:text-underline-width="auto" style:text-underline-color="font-color"/>
    </style:style>
    <style:style style:name="P6" style:family="paragraph">
      <style:text-properties fo:color="#2a6099" loext:opacity="100%"/>
    </style:style>
    <style:style style:name="P7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19cm" svg:height="4.139cm" draw:transform="skewX (0.0593411945678072) rotate (2.97561184172513) translate (6.82798641441015cm 9.52069084810399cm)" svg:viewBox="0 0 5920 4140" svg:d="M5920 4140c-12641 1-1106-4140-1106-4140">
          <text:p/>
        </draw:path>
        <draw:path draw:style-name="gr2" draw:text-style-name="P1" draw:layer="layout" svg:width="5.919cm" svg:height="4.139cm" draw:transform="skewX (0.0593411945678072) rotate (2.97561184172513) translate (23.9119864144101cm 11.545690848104cm)" svg:viewBox="0 0 5920 4140" svg:d="M5920 4140c-12641 1-1106-4140-1106-4140">
          <text:p/>
        </draw:path>
        <draw:path draw:style-name="gr3" draw:text-style-name="P1" draw:layer="layout" svg:width="5.919cm" svg:height="4.139cm" draw:transform="skewX (0.0593411945678072) rotate (2.97561184172513) translate (23.8279864144101cm 7.02069084810399cm)" svg:viewBox="0 0 5920 4140" svg:d="M5920 4140c-12641 1-1106-4140-1106-4140">
          <text:p/>
        </draw:path>
        <draw:line draw:style-name="gr4" draw:text-style-name="P1" draw:layer="layout" svg:x1="12.5cm" svg:y1="6.5cm" svg:x2="15.25cm" svg:y2="6.5cm">
          <text:p/>
        </draw:line>
        <draw:line draw:style-name="gr5" draw:text-style-name="P1" draw:layer="layout" svg:x1="26.94cm" svg:y1="12cm" svg:x2="1cm" svg:y2="12cm">
          <text:p/>
        </draw:line>
        <draw:frame draw:style-name="gr6" draw:text-style-name="P2" draw:layer="layout" svg:width="2cm" svg:height="0.962cm" svg:x="1cm" svg:y="10.788cm">
          <draw:text-box>
            <text:p>a)</text:p>
          </draw:text-box>
        </draw:frame>
        <draw:frame draw:style-name="gr6" draw:text-style-name="P2" draw:layer="layout" svg:width="2cm" svg:height="0.962cm" svg:x="1cm" svg:y="19.5cm">
          <draw:text-box>
            <text:p>b)</text:p>
          </draw:text-box>
        </draw:frame>
        <draw:path draw:style-name="gr2" draw:text-style-name="P1" draw:layer="layout" svg:width="5.919cm" svg:height="4.139cm" draw:transform="skewX (0.0593411945678072) rotate (2.97561184172513) translate (24.8279864144102cm 19.270690848104cm)" svg:viewBox="0 0 5920 4140" svg:d="M5920 4140c-12641 1-1106-4140-1106-4140">
          <text:p/>
        </draw:path>
        <draw:path draw:style-name="gr3" draw:text-style-name="P1" draw:layer="layout" svg:width="5.919cm" svg:height="4.139cm" draw:transform="skewX (0.0593411945678072) rotate (2.97561184172513) translate (24.8279864144101cm 19.020690848104cm)" svg:viewBox="0 0 5920 4140" svg:d="M5920 4140c-12641 1-1106-4140-1106-4140">
          <text:p/>
        </draw:path>
        <draw:path draw:style-name="gr1" draw:text-style-name="P1" draw:layer="layout" svg:width="5.919cm" svg:height="4.139cm" draw:transform="skewX (0.0593411945678072) rotate (2.97561184172513) translate (6.82798641441015cm 19.045690848104cm)" svg:viewBox="0 0 5920 4140" svg:d="M5920 4140c-12641 1-1106-4140-1106-4140">
          <text:p/>
        </draw:path>
        <draw:line draw:style-name="gr4" draw:text-style-name="P1" draw:layer="layout" svg:x1="12.5cm" svg:y1="16cm" svg:x2="15.25cm" svg:y2="16cm">
          <text:p/>
        </draw:line>
        <draw:frame draw:style-name="gr7" draw:text-style-name="P2" draw:layer="layout" svg:width="4.5cm" svg:height="1cm" svg:x="11.5cm" svg:y="5cm">
          <draw:text-box>
            <text:p>Mesure forte</text:p>
          </draw:text-box>
        </draw:frame>
        <draw:frame draw:style-name="gr7" draw:text-style-name="P2" draw:layer="layout" svg:width="4.5cm" svg:height="1cm" svg:x="11.5cm" svg:y="14.5cm">
          <draw:text-box>
            <text:p>Mesure faible</text:p>
          </draw:text-box>
        </draw:frame>
        <draw:line draw:style-name="gr8" draw:text-style-name="P3" draw:layer="layout" svg:x1="4.5cm" svg:y1="5cm" svg:x2="4.5cm" svg:y2="8.25cm">
          <text:p/>
        </draw:line>
        <draw:line draw:style-name="gr8" draw:text-style-name="P3" draw:layer="layout" svg:x1="4.5cm" svg:y1="14.5cm" svg:x2="4.5cm" svg:y2="17.75cm">
          <text:p/>
        </draw:line>
        <draw:frame draw:style-name="gr9" draw:text-style-name="P2" draw:layer="layout" svg:width="0.75cm" svg:height="0.962cm" svg:x="3.5cm" svg:y="6.038cm">
          <draw:text-box>
            <text:p>σ</text:p>
          </draw:text-box>
        </draw:frame>
        <draw:frame draw:style-name="gr9" draw:text-style-name="P2" draw:layer="layout" svg:width="0.75cm" svg:height="0.962cm" svg:x="3.5cm" svg:y="15.75cm">
          <draw:text-box>
            <text:p>σ</text:p>
          </draw:text-box>
        </draw:frame>
        <draw:line draw:style-name="gr8" draw:text-style-name="P3" draw:layer="layout" svg:x1="18.5cm" svg:y1="6.25cm" svg:x2="18.5cm" svg:y2="10.75cm">
          <text:p/>
        </draw:line>
        <draw:line draw:style-name="gr8" draw:text-style-name="P3" draw:layer="layout" svg:x1="19.75cm" svg:y1="18cm" svg:x2="19.75cm" svg:y2="18.75cm">
          <text:p/>
        </draw:line>
        <draw:frame draw:style-name="gr7" draw:text-style-name="P2" draw:layer="layout" svg:width="0.75cm" svg:height="1cm" svg:x="17.5cm" svg:y="8cm">
          <draw:text-box>
            <text:p>δ</text:p>
          </draw:text-box>
        </draw:frame>
        <draw:frame draw:style-name="gr7" draw:text-style-name="P2" draw:layer="layout" svg:width="0.75cm" svg:height="1cm" svg:x="18.75cm" svg:y="18cm">
          <draw:text-box>
            <text:p>δ</text:p>
          </draw:text-box>
        </draw:frame>
        <draw:frame draw:style-name="gr7" draw:text-style-name="P2" draw:layer="layout" svg:width="2.75cm" svg:height="1cm" svg:x="3.25cm" svg:y="3.25cm">
          <draw:text-box>
            <text:p>⎪ѱ<text:span text:style-name="T1">i</text:span>〉</text:p>
          </draw:text-box>
        </draw:frame>
        <draw:frame draw:style-name="gr7" draw:text-style-name="P2" draw:layer="layout" svg:width="2.75cm" svg:height="1cm" svg:x="3.5cm" svg:y="13cm">
          <draw:text-box>
            <text:p>⎪ѱ<text:span text:style-name="T1">i</text:span>〉</text:p>
          </draw:text-box>
        </draw:frame>
        <draw:frame draw:style-name="gr10" draw:text-style-name="P5" draw:layer="layout" svg:width="2.75cm" svg:height="0.962cm" svg:x="23.25cm" svg:y="13.288cm">
          <draw:text-box>
            <text:p text:style-name="P4"><text:span text:style-name="T2">⎪</text:span><text:span text:style-name="T2">0〉</text:span></text:p>
          </draw:text-box>
        </draw:frame>
        <draw:frame draw:style-name="gr7" draw:text-style-name="P5" draw:layer="layout" svg:width="2.75cm" svg:height="1cm" svg:x="23.25cm" svg:y="1.5cm">
          <draw:text-box>
            <text:p text:style-name="P4"><text:span text:style-name="T2">⎪</text:span><text:span text:style-name="T2">0〉</text:span></text:p>
          </draw:text-box>
        </draw:frame>
        <draw:frame draw:style-name="gr7" draw:text-style-name="P7" draw:layer="layout" svg:width="2.75cm" svg:height="1cm" svg:x="23.25cm" svg:y="6.25cm">
          <draw:text-box>
            <text:p text:style-name="P6"><text:span text:style-name="T3">⎪</text:span><text:span text:style-name="T3">1〉</text:span></text:p>
          </draw:text-box>
        </draw:frame>
        <draw:frame draw:style-name="gr7" draw:text-style-name="P7" draw:layer="layout" svg:width="2.75cm" svg:height="1cm" svg:x="23.75cm" svg:y="17.75cm">
          <draw:text-box>
            <text:p text:style-name="P6"><text:span text:style-name="T3">⎪</text:span><text:span text:style-name="T3">1〉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6:38:07.520134047</meta:creation-date>
    <dc:date>2024-09-13T17:03:45.617642148</dc:date>
    <meta:editing-duration>PT1M34S</meta:editing-duration>
    <meta:editing-cycles>1</meta:editing-cycles>
    <meta:generator>LibreOffice/24.2.3.2$MacOSX_AARCH64 LibreOffice_project/433d9c2ded56988e8a90e6b2e771ee4e6a5ab2ba</meta:generator>
    <meta:print-date>2024-09-13T17:04:34.074859524</meta:print-date>
    <meta:printed-by>PDF files</meta:printed-by>
    <meta:document-statistic meta:object-count="27"/>
  </office:meta>
</office:document-meta>
</file>